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fc7" officeooo:paragraph-rsid="00100fc7"/>
    </style:style>
    <style:style style:name="P2" style:family="paragraph" style:parent-style-name="Standard">
      <style:text-properties fo:font-size="10pt" officeooo:rsid="00100fc7" officeooo:paragraph-rsid="00100fc7" style:font-size-asian="10pt" style:font-size-complex="10pt"/>
    </style:style>
    <style:style style:name="P3" style:family="paragraph" style:parent-style-name="Standard">
      <style:text-properties officeooo:rsid="0011aaad" officeooo:paragraph-rsid="0011aaad"/>
    </style:style>
    <style:style style:name="T1" style:family="text">
      <style:text-properties officeooo:rsid="00100fc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1a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N°13</text:p>
      <text:p text:style-name="P1"><text:s/><text:span text:style-name="T2">BAH MAMADOU LAMINE</text:span></text:p>
      <text:p text:style-name="P2"><text:s/>BAH AMADOU LABBO</text:p>
      <text:p text:style-name="P2"><text:s/>BELAID MOHAMED</text:p>
      <text:p text:style-name="P2"><text:s/>BELAID AMANI</text:p>
      <text:p text:style-name="P2"><text:s/>DAN MUSHINGA</text:p>
      <text:p text:style-name="P2"><text:s/>HAFID MOHAMED</text:p>
      <text:p text:style-name="P2"/>
      <text:p text:style-name="P1"/>
      <text:p text:style-name="P1">Phase 1: lecture elf</text:p>
      <text:p text:style-name="P1"/>
      <text:p text:style-name="P1">étape1(-h): 13-12-2019/16-12-2019 par Amadou et Mamadou;</text:p>
      <text:p text:style-name="P1">étape2(-S): 13-12-2019/16-12-2019 par Amani et Belaid Mohamed;</text:p>
      <text:p text:style-name="P1">étape3(-x): 13-12-2019/16-12-2019 par DAN et HAFID;</text:p>
      <text:p text:style-name="P1">étape4(-s): 17-12-2019/18-12-2019 par Amadou et Mamadou;</text:p>
      <text:p text:style-name="P1">étape5(-r): <text:span text:style-name="T3">17-12-2019/(à remplir) <text:s text:c="2"/>par Amani et Belaid Mohamed;</text:span></text:p>
      <text:p text:style-name="P3">script_test étape(1,2,4) : 18-12-2019 <text:span text:style-name="T1">par Amadou et Mamadou;</text:span></text:p>
      <text:p text:style-name="P3">script_test étape(3): 17-12-2019 / 18-12-2019 <text:span text:style-name="T1">par DAN et HAFID;</text:span></text:p>
      <text:p text:style-name="P3"/>
      <text:p text:style-name="P3">Phase 2: F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6" meta:word-count="73" meta:character-count="550" meta:non-whitespace-character-count="485"/>
  </office:meta>
</office:document-meta>
</file>